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383a42" style:font-name="Source Code Pro" fo:font-size="10.5pt" style:font-size-asian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style:font-name-asian="Yu Mincho" style:language-asian="ja" style:country-asian="JP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c18401" style:font-name="Source Code Pro" fo:font-size="10.5pt" style:font-size-asian="10.5pt"/>
    </style:style>
    <style:style style:name="T2" style:family="text">
      <style:text-properties fo:color="#383a42"/>
    </style:style>
    <style:style style:name="T3" style:family="text">
      <style:text-properties fo:color="#383a42" style:font-name="Source Code Pro" fo:font-size="10.5pt" style:font-size-asian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officeooo:rsid="000ec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 密码：908707</text:p>
      <text:p text:style-name="Standard"><text:span text:style-name="默认段落字体"><text:span text:style-name="T1">source</text:span></text:span><text:span text:style-name="默认段落字体"><text:span text:style-name="T2"> </text:span></text:span><text:span text:style-name="默认段落字体"><text:span text:style-name="T3">~/.bashrc 更新环境变量</text:span></text:span></text:p>
      <text:p text:style-name="P1">sudo gedit ~/.bashrc <text:s/>修改bashrc <text:s/></text:p>
      <text:p text:style-name="P1">CUDA：已经安装了11.1</text:p>
      <text:p text:style-name="P1">export PATH=/usr/local/cuda-10.1/bin${PATH:+:${PATH}}</text:p>
      <text:p text:style-name="P1">export LD_LIBRARY_PATH=/usr/local/cuda-10.1/lib64\${LD_LIBRARY_PATH:+:${LD_LIBRARY_PATH}}</text:p>
      <text:p text:style-name="P1">在文件夹中按：ctrl+h 可以查看隐藏目录</text:p>
      <text:p text:style-name="P1">将截屏复制到剪贴板：shift+ctrl+PrtSc</text:p>
      <text:p text:style-name="Standard">同一个内网下不同服务器可以通过scp传输数据：<text:span text:style-name="默认段落字体"><text:span text:style-name="T4">scp data.txt user@192.168.1.2:/home/user/data/</text:span></text:span></text:p>
      <text:p text:style-name="P2">创建符号软连接ln -s path/to/nuscenes ./data/nuscenes 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使用tmux或者把屏幕开着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 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conda create --name new_env --clone source_env</text:p>
      <text:p text:style-name="Standard">py<text:span text:style-name="T5">torch使用的cuda版本是在pip install编译的时候决定的，后续在bashrc中改变了cuda版本也不影响，使用这个命令可以查看：</text:span>python -c "import torch; print(torch.version.cuda)"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<text:soft-page-break/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p text:style-name="Standard">说明：docker的shm设置为64m太小了，读取dataloader时必定报错</text:p>
      <text:p text:style-name="P3"/>
      <text:p text:style-name="P3">{</text:p>
      <text:p text:style-name="P3"><text:s text:c="12"/>"name": "train_bevdepth",</text:p>
      <text:p text:style-name="P3"><text:s text:c="12"/>"type": "python",</text:p>
      <text:p text:style-name="P3"><text:s text:c="12"/>"request": "launch",</text:p>
      <text:p text:style-name="P3"><text:s text:c="12"/>// "program": "tools/train.py",</text:p>
      <text:p text:style-name="P3"><text:s text:c="12"/>"module": "torch.distributed.launch",</text:p>
      <text:p text:style-name="P3"><text:s text:c="12"/>"console": "integratedTerminal",</text:p>
      <text:p text:style-name="P3"><text:s text:c="12"/>"justMyCode": true,</text:p>
      <text:p text:style-name="P3"><text:s text:c="12"/>"args": [</text:p>
      <text:p text:style-name="P3"><text:s text:c="16"/>"--nproc_per_node=2",</text:p>
      <text:p text:style-name="P3"><text:s text:c="16"/>"tools/train.py",</text:p>
      <text:p text:style-name="P3"><text:s text:c="16"/>"configs/bevdet/bevdet-r50-4d-depth-cbgs.py",</text:p>
      <text:p text:style-name="P3"><text:s text:c="16"/>"--work-dir",</text:p>
      <text:p text:style-name="P3"><text:s text:c="16"/>"work_dirs/train_bevdepthseg_debug",</text:p>
      <text:p text:style-name="P3"><text:s text:c="16"/>"--launcher",</text:p>
      <text:p text:style-name="P3"><text:s text:c="16"/>"pytorch",</text:p>
      <text:p text:style-name="P3"><text:s text:c="12"/>],</text:p>
      <text:p text:style-name="P3"><text:s text:c="12"/>"env": {</text:p>
      <text:p text:style-name="P3"><text:s text:c="16"/>"PYTHONPATH": ".",</text:p>
      <text:p text:style-name="P3"><text:s text:c="16"/>"CUDA_VISIBLE_DEVICES":"2,3",</text:p>
      <text:p text:style-name="P3"><text:s text:c="12"/>}</text:p>
      <text:p text:style-name="P3"><text:s text:c="8"/>},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text-align="center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Footer" style:family="paragraph" style:parent-style-name="Text_20_body" style:class="extra">
      <style:paragraph-properties fo:text-align="start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默认段落字体" style:family="text"/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1-03T13:01:00Z</meta:creation-date>
    <dc:date>2024-12-19T22:46:43.343874927</dc:date>
    <meta:editing-cycles>33</meta:editing-cycles>
    <meta:editing-duration>PT1H1M59S</meta:editing-duration>
    <meta:document-statistic meta:table-count="0" meta:image-count="0" meta:object-count="0" meta:page-count="2" meta:paragraph-count="55" meta:word-count="606" meta:character-count="2457" meta:non-whitespace-character-count="2071"/>
    <meta:template xlink:type="simple" xlink:actuate="onRequest" xlink:title="" xlink:href="Normal"/>
  </office:meta>
</office:document-meta>
</file>